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1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Li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mrgloom/awesome-semantic-seg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cdmh/deeplab-pub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orobix/retina-u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zhixuhao/u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liuzhuang13/Dense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alexgkendall/SegNet-Tutorial" xlink:type="simple">https://github.com/alexgkendall/SegNet-Tutoria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ithub.com/K3D-tools/K3D-jupyter</text:p>
          </table:table-cell>
          <table:table-cell/>
          <table:table-cell office:value-type="string" calcext:value-type="string">
            <text:p>3d visualization jupyter</text:p>
          </table:table-cell>
        </table:table-row>
        <table:table-row table:style-name="ro2">
          <table:table-cell office:value-type="string" calcext:value-type="string">
            <text:p>http://www.niftynet.io/</text:p>
          </table:table-cell>
          <table:table-cell/>
          <table:table-cell table:style-name="ce2" office:value-type="string" calcext:value-type="string">
            <text:p>An open source convolutional neural networks platform for medical image analysis and image-guided therapy</text:p>
          </table:table-cell>
        </table:table-row>
        <table:table-row table:style-name="ro3">
          <table:table-cell table:style-name="ce2" office:value-type="string" calcext:value-type="string">
            <text:p>Deep Inside Convolutional Networks: VisualisingImage Classification Models and Saliency Map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akosiorek.github.io/ml/2017/10/14/visual-attention.html</text:p>
          </table:table-cell>
          <table:table-cell/>
          <table:table-cell office:value-type="string" calcext:value-type="string">
            <text:p>attention neural ne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dits for proposal</text:p>
          </table:table-cell>
          <table:table-cell/>
          <table:table-cell office:value-type="string" calcext:value-type="string">
            <text:p>Mask R-CNN, U-NET</text:p>
          </table:table-cell>
        </table:table-row>
        <table:table-row table:style-name="ro1">
          <table:table-cell office:value-type="string" calcext:value-type="string">
            <text:p>Compare results with transfer learning from VGG to that of Resn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er vs wider net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different anchors(sizes and aspect ratio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about using Faster RCNN only for classification | will it improve classification accuracy on ImageNet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lianweng.github.io/lil-log/2017/12/31/object-recognition-for-dummies-part-3.html</text:p>
          </table:table-cell>
          <table:table-cell/>
          <table:table-cell office:value-type="string" calcext:value-type="string">
            <text:p>R-CNN and Fast/Faster/Mask R-CNN and YOLO</text:p>
          </table:table-cell>
        </table:table-row>
        <table:table-row table:style-name="ro1">
          <table:table-cell office:value-type="string" calcext:value-type="string">
            <text:p>https://medium.com/@smallfishbigsea/faster-r-cnn-explained-864d4fb7e3f8</text:p>
          </table:table-cell>
          <table:table-cell/>
          <table:table-cell office:value-type="string" calcext:value-type="string">
            <text:p>Faster R-CNN Explained</text:p>
          </table:table-cell>
        </table:table-row>
        <table:table-row table:style-name="ro1">
          <table:table-cell office:value-type="string" calcext:value-type="string">
            <text:p><text:a xlink:href="https://tryolabs.com/blog/2018/01/18/faster-r-cnn-down-the-rabbit-hole-of-modern-object-detection/" xlink:type="simple">https://tryolabs.com/blog/2018/01/18/faster-r-cnn-down-the-rabbit-hole-of-modern-object-detection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tryolabs/luminoth/tree/master/luminoth/models/fasterrcnn" xlink:type="simple">https://github.com/tryolabs/luminoth/tree/master/luminoth/models/fasterrcnn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ption network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w small can we shrink the layer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 lea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augmentation</text:p>
          </table:table-cell>
          <table:table-cell/>
          <table:table-cell office:value-type="string" calcext:value-type="string">
            <text:p>Mirroring, random cropping, color shifting, PCA color augmentation</text:p>
          </table:table-cell>
        </table:table-row>
        <table:table-row table:style-name="ro1">
          <table:table-cell office:value-type="string" calcext:value-type="string">
            <text:p>Ensembling?</text:p>
          </table:table-cell>
          <table:table-cell/>
          <table:table-cell office:value-type="string" calcext:value-type="string">
            <text:p>Train several networks independently and average their inputs</text:p>
          </table:table-cell>
        </table:table-row>
        <table:table-row table:style-name="ro1">
          <table:table-cell office:value-type="string" calcext:value-type="string">
            <text:p>Multi crop at test time?</text:p>
          </table:table-cell>
          <table:table-cell/>
          <table:table-cell office:value-type="string" calcext:value-type="string">
            <text:p>Run classifier on multiple versions of test images and average results</text:p>
          </table:table-cell>
        </table:table-row>
        <table:table-row table:style-name="ro1">
          <table:table-cell office:value-type="string" calcext:value-type="string">
            <text:p>Is performance data specific?</text:p>
          </table:table-cell>
          <table:table-cell/>
          <table:table-cell office:value-type="string" calcext:value-type="string">
            <text:p>Will the use of same parameters yield different parameters on different datasets?</text:p>
          </table:table-cell>
        </table:table-row>
        <table:table-row table:style-name="ro1">
          <table:table-cell office:value-type="string" calcext:value-type="string">
            <text:p><text:a xlink:href="https://blog.athelas.com/classifying-white-blood-cells-with-convolutional-neural-networks-2ca6da239331" xlink:type="simple">https://blog.athelas.com/classifying-white-blood-cells-with-convolutional-neural-networks-2ca6da239331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0:53:25.985282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3:21:17.699854098</meta:creation-date>
    <dc:date>2018-05-17T10:53:28.913343882</dc:date>
    <meta:editing-duration>PT1H4M23S</meta:editing-duration>
    <meta:editing-cycles>21</meta:editing-cycles>
    <meta:generator>LibreOffice/5.1.6.2$Linux_X86_64 LibreOffice_project/10m0$Build-2</meta:generator>
    <meta:document-statistic meta:table-count="1" meta:cell-count="38" meta:object-count="0"/>
  </office:meta>
</office:document-meta>
</file>